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2cm" fo:min-width="8.04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1.02cm" fo:min-width="1.173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99ff66" draw:textarea-horizontal-align="justify" draw:textarea-vertical-align="middle" draw:auto-grow-height="false" fo:min-height="1.02cm" fo:min-width="2.27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6600" draw:textarea-horizontal-align="justify" draw:textarea-vertical-align="middle" draw:auto-grow-height="false" fo:min-height="1.02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99ff66" draw:textarea-horizontal-align="justify" draw:textarea-vertical-align="middle" draw:auto-grow-height="false" fo:min-height="0.986cm" fo:min-width="3.91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100%" draw:fill="solid" draw:fill-color="#729fcf" draw:opacity="50%" draw:opacity-name="" draw:textarea-horizontal-align="justify" draw:textarea-vertical-align="middle" draw:auto-grow-height="false" fo:min-height="1.02cm" fo:min-width="0.61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986cm" fo:min-width="2.918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99ff66" draw:textarea-horizontal-align="justify" draw:textarea-vertical-align="middle" draw:auto-grow-height="false" fo:min-height="0.986cm" fo:min-width="3.913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986cm" fo:min-width="3.80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hatch" draw:fill-color="#ff3333" draw:fill-hatch-name="Red_20_Crossed_20_45_20_Degrees" draw:textarea-horizontal-align="justify" draw:textarea-vertical-align="middle" draw:auto-grow-height="false" fo:min-height="0.986cm" fo:min-width="0.005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212cm" svg:stroke-color="#ff0000" draw:marker-start-width="0.518cm" draw:marker-end-width="0.518cm" svg:stroke-opacity="50%" draw:fill="none" draw:fill-color="#ffffff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solid" draw:fill-color="#729fcf"/>
      <style:paragraph-properties fo:margin-left="0cm" fo:margin-right="0cm" fo:text-align="center" fo:text-indent="0cm"/>
    </style:style>
    <style:style style:name="P4" style:family="paragraph">
      <loext:graphic-properties draw:fill="solid" draw:fill-color="#99ff66"/>
      <style:paragraph-properties fo:margin-left="0cm" fo:margin-right="0cm" fo:text-align="center" fo:text-indent="0cm"/>
    </style:style>
    <style:style style:name="P5" style:family="paragraph">
      <loext:graphic-properties draw:fill="solid" draw:fill-color="#ff6600"/>
      <style:paragraph-properties fo:margin-left="0cm" fo:margin-right="0cm" fo:text-align="center" fo:text-indent="0cm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729fcf" draw:opacity="50%"/>
      <style:paragraph-properties fo:margin-left="0cm" fo:margin-right="0cm" fo:text-align="center" fo:text-indent="0cm"/>
    </style:style>
    <style:style style:name="P8" style:family="paragraph">
      <loext:graphic-properties draw:fill="hatch" draw:fill-color="#ff3333" draw:fill-hatch-name="Red_20_Crossed_20_45_20_Degrees"/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49cm" svg:height="1.27cm" svg:x="2.611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73cm" svg:height="1.27cm" svg:x="2.883cm" svg:y="3.54cm">
          <text:p text:style-name="P2">S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771cm" svg:height="1.27cm" svg:x="8.392cm" svg:y="3.54cm">
          <text:p text:style-name="P2">He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323cm" svg:height="1.27cm" svg:x="5.52cm" svg:y="3.5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381cm" svg:height="0.381cm" draw:transform="rotate (-3.14159265358979) translate (7.122cm 6.69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8.549cm" svg:height="1.27cm" svg:x="2.611cm" svg:y="5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73cm" svg:height="1.27cm" svg:x="2.883cm" svg:y="5.84cm">
          <text:p text:style-name="P2">S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448cm" svg:height="1.27cm" svg:x="6.715cm" svg:y="5.84cm">
          <text:p text:style-name="P2">He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323cm" svg:height="1.27cm" svg:x="5.52cm" svg:y="5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116cm" svg:height="1.27cm" svg:x="4.556cm" svg:y="5.8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49cm" svg:height="1.27cm" svg:x="2.61cm" svg:y="8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452cm" svg:height="1.27cm" svg:x="2.882cm" svg:y="8.14cm">
          <text:p text:style-name="P2">S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4.447cm" svg:height="1.27cm" svg:x="6.714cm" svg:y="10.64cm">
          <text:p text:style-name="P2">He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342cm" svg:height="1.27cm" svg:x="2.881cm" svg:y="10.64cm">
          <text:p text:style-name="P2">S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05cm" svg:height="1.27cm" svg:x="6.718cm" svg:y="10.6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49cm" svg:height="1.27cm" svg:x="2.609cm" svg:y="10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381cm" svg:height="0.381cm" svg:x="5.064cm" svg:y="6.32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9" draw:layer="layout" svg:x1="4.556cm" svg:y1="7.096cm" svg:x2="5.826cm" svg:y2="5.826cm">
          <text:p/>
        </draw:line>
        <draw:custom-shape draw:style-name="gr5" draw:text-style-name="P6" draw:layer="layout" svg:width="0.381cm" svg:height="0.381cm" svg:x="5.864cm" svg:y="8.62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.448cm" svg:height="1.27cm" svg:x="6.715cm" svg:y="8.14cm">
          <text:p text:style-name="P2">He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381cm" svg:height="0.381cm" draw:transform="rotate (-3.14159265358979) translate (7.222cm 8.99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381cm" svg:height="0.381cm" svg:x="6.764cm" svg:y="11.0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381cm" svg:height="0.381cm" draw:transform="rotate (-3.14159265358979) translate (7.222cm 6.69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9" draw:layer="layout" svg:x1="4.556cm" svg:y1="5.826cm" svg:x2="5.826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0:29:59.311531260</meta:creation-date>
    <dc:date>2017-10-11T15:15:52.414436540</dc:date>
    <meta:editing-duration>PT2H56M14S</meta:editing-duration>
    <meta:editing-cycles>3</meta:editing-cycles>
    <meta:generator>LibreOfficeDev/5.3.6.1$Linux_X86_64 LibreOffice_project/30m0$Build-1</meta:generator>
    <meta:document-statistic meta:object-count="24"/>
  </office:meta>
</office:document-meta>
</file>